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badi" svg:font-family="Abadi" style:font-family-generic="roman" style:font-pitch="variable"/>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swiss" style:font-pitch="variable"/>
    <style:font-face style:name="Microsoft YaHei" svg:font-family="'Microsoft YaHei'" style:font-family-generic="system" style:font-pitch="variable"/>
    <style:font-face style:name="Morpheus" svg:font-family="Morpheus" style:font-family-generic="roman" style:font-pitch="variable"/>
    <style:font-face style:name="Morpheus1" svg:font-family="Morpheus" style:font-family-generic="swiss" style:font-pitch="variable"/>
    <style:font-face style:name="Morpheus2" svg:font-family="Morpheus" style:font-family-generic="system" style:font-pitch="variable"/>
    <style:font-face style:name="OpenSymbol" svg:font-family="OpenSymbol" style:font-charset="x-symbol"/>
    <style:font-face style:name="OpenSymbol1" svg:font-family="OpenSymbol" style:font-family-generic="system" style:font-pitch="variable"/>
    <style:font-face style:name="OpenSymbol2" svg:font-family="OpenSymbol" style:font-adornments="Regular" style:font-pitch="variable" style:font-charset="x-symbol"/>
    <style:font-face style:name="SimSun" svg:font-family="SimSun" style:font-family-generic="system" style:font-pitch="variable"/>
    <style:font-face style:name="Symbol" svg:font-family="Symbol" style:font-adornments="Regular" style:font-family-generic="roman" style:font-pitch="variable" style:font-charset="x-symbol"/>
    <style:font-face style:name="Tahoma" svg:font-family="Tahoma" style:font-family-generic="system" style:font-pitch="variable"/>
    <style:font-face style:name="Wingdings" svg:font-family="Wingdings" style:font-adornments="Regular" style:font-pitch="variable" style:font-charset="x-symbol"/>
  </office:font-face-decls>
  <office:automatic-styles>
    <style:style style:name="Table1" style:family="table">
      <style:table-properties style:width="2.9569in" fo:margin-left="0.0035in" fo:margin-top="0in" fo:margin-bottom="0in" table:align="left" style:writing-mode="lr-tb"/>
    </style:style>
    <style:style style:name="Table1.A" style:family="table-column">
      <style:table-column-properties style:column-width="0.4965in"/>
    </style:style>
    <style:style style:name="Table1.B" style:family="table-column">
      <style:table-column-properties style:column-width="0.8014in"/>
    </style:style>
    <style:style style:name="Table1.C" style:family="table-column">
      <style:table-column-properties style:column-width="0.4208in"/>
    </style:style>
    <style:style style:name="Table1.D" style:family="table-column">
      <style:table-column-properties style:column-width="0.5139in"/>
    </style:style>
    <style:style style:name="Table1.E" style:family="table-column">
      <style:table-column-properties style:column-width="0.3618in"/>
    </style:style>
    <style:style style:name="Table1.F" style:family="table-column">
      <style:table-column-properties style:column-width="0.3625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000000" style:writing-mode="lr-tb"/>
    </style:style>
    <style:style style:name="Table1.B1" style:family="table-cell">
      <style:table-cell-properties fo:padding-left="0.075in" fo:padding-right="0.075in" fo:padding-top="0in" fo:padding-bottom="0in" fo:border-left="0.5pt solid #000000" fo:border-right="none" fo:border-top="0.5pt solid #000000" fo:border-bottom="0.5pt solid #000000" style:writing-mode="lr-tb"/>
    </style:style>
    <style:style style:name="P1" style:family="paragraph" style:parent-style-name="Standard">
      <style:text-properties style:font-name="Calibri1" fo:font-size="10pt" officeooo:paragraph-rsid="001b61c0" style:font-size-asian="10pt" style:font-size-complex="10pt"/>
    </style:style>
    <style:style style:name="P2" style:family="paragraph" style:parent-style-name="Standard_20__28_user_29_">
      <style:paragraph-properties fo:text-align="justify" style:justify-single-word="false"/>
      <style:text-properties style:font-name="Calibri1" fo:font-size="10pt" officeooo:rsid="001b61c0" officeooo:paragraph-rsid="001b61c0" style:font-size-asian="10pt" style:font-size-complex="10pt"/>
    </style:style>
    <style:style style:name="P3" style:family="paragraph" style:parent-style-name="Standard_20__28_user_29_">
      <style:paragraph-properties fo:margin-top="0in" fo:margin-bottom="0in" style:contextual-spacing="false" fo:text-align="justify" style:justify-single-word="false"/>
      <style:text-properties style:font-name="Calibri1" fo:font-size="10pt" style:font-size-asian="10pt" style:font-size-complex="10pt"/>
    </style:style>
    <style:style style:name="P4" style:family="paragraph" style:parent-style-name="Standard">
      <style:text-properties style:font-name="Calibri1" officeooo:paragraph-rsid="001bb9d2"/>
    </style:style>
    <style:style style:name="P5" style:family="paragraph" style:parent-style-name="Standard">
      <style:paragraph-properties fo:text-align="justify" style:justify-single-word="false"/>
      <style:text-properties style:font-name="Calibri1" fo:font-size="14pt" fo:font-weight="bold" officeooo:rsid="001b61c0" officeooo:paragraph-rsid="001b61c0" style:font-size-asian="14pt" style:font-weight-asian="bold" style:font-size-complex="14pt" style:font-weight-complex="bold"/>
    </style:style>
    <style:style style:name="P6" style:family="paragraph" style:parent-style-name="Standard_20__28_user_29_">
      <style:text-properties style:font-name="Calibri1" officeooo:paragraph-rsid="001b61c0"/>
    </style:style>
    <style:style style:name="P7" style:family="paragraph" style:parent-style-name="Standard_20__28_user_29_">
      <style:text-properties style:font-name="Calibri1" fo:font-size="12pt" fo:font-weight="bold" officeooo:rsid="001b61c0" officeooo:paragraph-rsid="001b61c0" style:font-size-asian="12pt" style:font-weight-asian="bold" style:font-size-complex="12pt" style:font-weight-complex="bold"/>
    </style:style>
    <style:style style:name="P8" style:family="paragraph" style:parent-style-name="Standard_20__28_user_29_">
      <style:paragraph-properties fo:margin-top="0in" fo:margin-bottom="0in" style:contextual-spacing="false" fo:text-align="start" style:justify-single-word="false" fo:orphans="2" fo:widows="2"/>
      <style:text-properties style:font-name="Calibri1" fo:font-size="8pt" fo:language="en" fo:country="US" officeooo:paragraph-rsid="001b61c0" style:font-size-asian="8pt" style:language-asian="en" style:country-asian="US" style:font-size-complex="12pt" style:language-complex="ar" style:country-complex="SA" style:font-weight-complex="bold"/>
    </style:style>
    <style:style style:name="P9" style:family="paragraph" style:parent-style-name="Standard_20__28_user_29_">
      <style:paragraph-properties fo:margin-top="0in" fo:margin-bottom="0in" style:contextual-spacing="false" fo:text-align="start" style:justify-single-word="false" fo:orphans="2" fo:widows="2"/>
      <style:text-properties style:font-name="Calibri1" fo:font-size="8pt" fo:language="en" fo:country="US" officeooo:rsid="001b6ff5" officeooo:paragraph-rsid="001b6ff5" style:font-size-asian="8pt" style:language-asian="en" style:country-asian="US" style:font-size-complex="12pt" style:language-complex="ar" style:country-complex="SA" style:font-weight-complex="bold"/>
    </style:style>
    <style:style style:name="P10" style:family="paragraph" style:parent-style-name="Standard_20__28_user_29_">
      <style:paragraph-properties fo:margin-top="0in" fo:margin-bottom="0in" style:contextual-spacing="false" fo:text-align="start" style:justify-single-word="false" fo:orphans="2" fo:widows="2"/>
      <style:text-properties style:font-name="Calibri1" fo:font-size="8pt" fo:language="en" fo:country="US" officeooo:rsid="001bb9d2" officeooo:paragraph-rsid="001bb9d2" style:font-size-asian="8pt" style:language-asian="en" style:country-asian="US" style:font-size-complex="12pt" style:language-complex="ar" style:country-complex="SA" style:font-weight-complex="bold"/>
    </style:style>
    <style:style style:name="P11" style:family="paragraph" style:parent-style-name="Standard_20__28_user_29_">
      <style:paragraph-properties fo:margin-top="0in" fo:margin-bottom="0in" style:contextual-spacing="false" fo:text-align="start" style:justify-single-word="false" fo:orphans="2" fo:widows="2"/>
      <style:text-properties style:font-name="Calibri1" fo:font-size="8pt" fo:language="en" fo:country="US" fo:font-weight="bold" officeooo:rsid="001b6ff5" officeooo:paragraph-rsid="001b6ff5" style:font-size-asian="8pt" style:language-asian="en" style:country-asian="US" style:font-weight-asian="bold" style:font-size-complex="8pt" style:language-complex="ar" style:country-complex="SA" style:font-weight-complex="bold"/>
    </style:style>
    <style:style style:name="P12" style:family="paragraph" style:parent-style-name="Standard_20__28_user_29_">
      <style:paragraph-properties fo:margin-top="0in" fo:margin-bottom="0in" style:contextual-spacing="false" fo:text-align="start" style:justify-single-word="false" fo:orphans="2" fo:widows="2"/>
      <style:text-properties style:font-name="Calibri1" fo:font-size="8pt" fo:language="en" fo:country="US" fo:font-weight="bold" officeooo:rsid="001bb9d2" officeooo:paragraph-rsid="001bb9d2" style:font-size-asian="8pt" style:language-asian="en" style:country-asian="US" style:font-weight-asian="bold" style:font-size-complex="8pt" style:language-complex="ar" style:country-complex="SA" style:font-weight-complex="bold"/>
    </style:style>
    <style:style style:name="P13" style:family="paragraph" style:parent-style-name="Standard_20__28_user_29_">
      <style:paragraph-properties fo:margin-top="0in" fo:margin-bottom="0in" style:contextual-spacing="false" fo:text-align="justify" style:justify-single-word="false"/>
      <style:text-properties style:font-name="Calibri1"/>
    </style:style>
    <style:style style:name="P14" style:family="paragraph" style:parent-style-name="Standard">
      <style:text-properties style:font-name="Calibri1" fo:font-size="10pt" officeooo:paragraph-rsid="001b61c0" style:font-size-asian="10pt"/>
    </style:style>
    <style:style style:name="P15" style:family="paragraph" style:parent-style-name="Standard">
      <style:text-properties style:font-name="Calibri1" fo:font-size="10pt" officeooo:paragraph-rsid="001bb9d2" style:font-size-asian="10pt" style:font-size-complex="12pt" style:font-weight-complex="bold"/>
    </style:style>
    <style:style style:name="P16" style:family="paragraph" style:parent-style-name="Standard">
      <style:text-properties style:font-name="Calibri1" fo:font-size="10pt" officeooo:paragraph-rsid="001bb9d2" style:font-size-asian="10pt"/>
    </style:style>
    <style:style style:name="P17" style:family="paragraph" style:parent-style-name="Standard">
      <style:text-properties style:font-name="Calibri1" fo:font-weight="bold" officeooo:paragraph-rsid="001bb9d2" style:font-weight-asian="bold"/>
    </style:style>
    <style:style style:name="P18" style:family="paragraph" style:parent-style-name="Standard_20__28_user_29_">
      <style:text-properties style:font-name="Calibri1" fo:font-size="12pt" fo:font-weight="bold" officeooo:paragraph-rsid="001b61c0" style:font-size-asian="12pt" style:font-weight-asian="bold" style:font-size-complex="12pt" style:font-weight-complex="bold"/>
    </style:style>
    <style:style style:name="P19" style:family="paragraph" style:parent-style-name="Standard_20__28_user_29_">
      <style:text-properties style:font-name="Calibri1" fo:font-size="12pt" fo:font-weight="bold" officeooo:paragraph-rsid="001bb9d2" style:font-size-asian="12pt" style:font-weight-asian="bold" style:font-size-complex="12pt" style:font-weight-complex="bold"/>
    </style:style>
    <style:style style:name="P20" style:family="paragraph" style:parent-style-name="Standard_20__28_user_29_">
      <style:paragraph-properties fo:margin-top="0in" fo:margin-bottom="0in" style:contextual-spacing="false" fo:text-align="start" style:justify-single-word="false" fo:orphans="2" fo:widows="2"/>
      <style:text-properties style:font-name="Calibri1" fo:font-size="8pt" fo:language="en" fo:country="US" fo:font-weight="bold" officeooo:paragraph-rsid="001b61c0" style:font-size-asian="8pt" style:language-asian="en" style:country-asian="US" style:font-weight-asian="bold" style:font-size-complex="8pt" style:language-complex="ar" style:country-complex="SA" style:font-weight-complex="bold"/>
    </style:style>
    <style:style style:name="P21" style:family="paragraph" style:parent-style-name="Standard_20__28_user_29_">
      <style:paragraph-properties fo:margin-top="0in" fo:margin-bottom="0in" style:contextual-spacing="false" fo:text-align="start" style:justify-single-word="false" fo:orphans="2" fo:widows="2"/>
      <style:text-properties style:font-name="Calibri1" fo:font-size="8pt" fo:language="en" fo:country="US" officeooo:paragraph-rsid="001b61c0" style:font-size-asian="8pt" style:language-asian="en" style:country-asian="US" style:font-size-complex="12pt" style:language-complex="ar" style:country-complex="SA" style:font-weight-complex="bold"/>
    </style:style>
    <style:style style:name="P22" style:family="paragraph" style:parent-style-name="Standard_20__28_user_29_">
      <style:text-properties style:font-name="Calibri1" fo:font-size="10pt" officeooo:paragraph-rsid="001b61c0" style:font-size-asian="10pt" style:font-size-complex="12pt" style:font-weight-complex="bold"/>
    </style:style>
    <style:style style:name="P23" style:family="paragraph" style:parent-style-name="Standard_20__28_user_29_">
      <style:text-properties style:font-name="Calibri1" fo:font-size="10pt" officeooo:rsid="001bb9d2" officeooo:paragraph-rsid="001bb9d2" style:font-size-asian="10pt" style:font-size-complex="12pt" style:font-weight-complex="bold"/>
    </style:style>
    <style:style style:name="P24" style:family="paragraph" style:parent-style-name="Standard_20__28_user_29_">
      <style:text-properties style:font-name="Calibri1" fo:font-size="10pt" fo:font-weight="bold" officeooo:rsid="001bb9d2" officeooo:paragraph-rsid="001bb9d2" style:font-size-asian="10pt" style:font-weight-asian="bold" style:font-size-complex="12pt" style:font-weight-complex="bold"/>
    </style:style>
    <style:style style:name="P25" style:family="paragraph" style:parent-style-name="List_20_Paragraph" style:list-style-name="WWNum1">
      <style:text-properties style:font-name="Calibri1" fo:font-size="10pt" officeooo:paragraph-rsid="001b61c0" style:font-size-asian="10pt" style:font-size-complex="10pt"/>
    </style:style>
    <style:style style:name="P26" style:family="paragraph" style:parent-style-name="List_20_Paragraph" style:list-style-name="WWNum2">
      <style:text-properties style:font-name="Calibri1" fo:font-size="10pt" officeooo:paragraph-rsid="001b61c0" style:font-size-asian="10pt" style:font-size-complex="10pt"/>
    </style:style>
    <style:style style:name="P27" style:family="paragraph" style:parent-style-name="List_20_Paragraph" style:list-style-name="WWNum1">
      <style:text-properties style:font-name="Calibri1" fo:font-size="10pt" officeooo:rsid="001bb9d2" officeooo:paragraph-rsid="001bb9d2" style:font-size-asian="10pt" style:font-size-complex="10pt"/>
    </style:style>
    <style:style style:name="P28" style:family="paragraph" style:parent-style-name="List_20_Paragraph" style:list-style-name="WWNum1">
      <style:text-properties style:font-name="Calibri1" fo:font-size="10pt" officeooo:rsid="001c0e9b" officeooo:paragraph-rsid="001c0e9b" style:font-size-asian="10pt" style:font-size-complex="10pt"/>
    </style:style>
    <style:style style:name="P29" style:family="paragraph" style:parent-style-name="List_20_Paragraph" style:list-style-name="WWNum1">
      <style:text-properties style:font-name="Calibri1" fo:font-size="10pt" officeooo:rsid="0020a537" officeooo:paragraph-rsid="0020a537" style:font-size-asian="10pt" style:font-size-complex="10pt"/>
    </style:style>
    <style:style style:name="P30" style:family="paragraph" style:parent-style-name="List_20_Paragraph" style:list-style-name="WWNum3">
      <style:text-properties style:font-name="Calibri1" fo:font-size="10pt" officeooo:paragraph-rsid="001bb9d2" style:font-size-asian="10pt"/>
    </style:style>
    <style:style style:name="P31" style:family="paragraph" style:parent-style-name="List_20_Paragraph" style:list-style-name="WWNum2">
      <style:text-properties style:font-name="Calibri1" officeooo:rsid="001b61c0" officeooo:paragraph-rsid="001b61c0"/>
    </style:style>
    <style:style style:name="P32" style:family="paragraph" style:parent-style-name="List_20_Paragraph" style:list-style-name="WWNum3">
      <style:text-properties style:font-name="Calibri1" officeooo:paragraph-rsid="001bb9d2"/>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ize="10pt" style:font-size-asian="10pt"/>
    </style:style>
    <style:style style:name="T3" style:family="text">
      <style:text-properties fo:font-size="10pt" style:font-size-asian="10pt" style:font-size-complex="10pt"/>
    </style:style>
    <style:style style:name="T4" style:family="text">
      <style:text-properties fo:font-size="10pt" style:font-size-asian="10pt" style:font-size-complex="12pt" style:font-weight-complex="bold"/>
    </style:style>
    <style:style style:name="T5" style:family="text">
      <style:text-properties fo:font-size="10pt" officeooo:rsid="001bb9d2" style:font-size-asian="10pt" style:font-size-complex="12pt" style:font-weight-complex="bold"/>
    </style:style>
    <style:style style:name="T6" style:family="text">
      <style:text-properties fo:font-size="10pt" officeooo:rsid="001bb9d2" style:font-size-asian="10pt"/>
    </style:style>
    <style:style style:name="T7" style:family="text">
      <style:text-properties fo:font-size="10pt" fo:font-style="italic" fo:font-weight="bold" style:font-size-asian="10pt" style:font-style-asian="italic" style:font-weight-asian="bold" style:font-size-complex="12pt" style:font-weight-complex="bold"/>
    </style:style>
    <style:style style:name="T8" style:family="text">
      <style:text-properties officeooo:rsid="00207503"/>
    </style:style>
    <style:style style:name="Sect1" style:family="section">
      <style:section-properties text:dont-balance-text-columns="true" style:editable="false">
        <style:columns fo:column-count="2" fo:column-gap="0.5in">
          <style:column style:rel-width="32767*" fo:start-indent="0in" fo:end-indent="0.25in"/>
          <style:column style:rel-width="32768*" fo:start-indent="0.25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5">Leveling</text:p>
        <text:p text:style-name="P2">As characters gain experience battling evil, their powers and skills will increase. Thugs that were dangerous when they started their career will become mere nuisances once they have reached their full potential.</text:p>
        <text:p text:style-name="P7">Experience Points</text:p>
        <text:p text:style-name="P2">Each gaming session, the GM will award experience points to the characters based on their participation and achievements.</text:p>
        <text:p text:style-name="P2">Each game session in which you participate gives you 1xp. Additional awards are based on what happened during that session. For each activity you engage in, you get one additional xp. You cannot gain more than 1xp for a given activity, no matter how many times you complete that activity in a single game session.</text:p>
        <text:p text:style-name="P2">Awards are divided into <text:span text:style-name="T1">Group Awards</text:span> and <text:span text:style-name="T1">Personal Awards</text:span>. Most awards are group-based, and if any member of the group earns the award, everyone in the group gains the xp. There are a few awards that are personal and only the character that completes the activity earns the award.</text:p>
        <text:p text:style-name="P14">Group Awards</text:p>
        <text:list xml:id="list420755030" text:style-name="WWNum1">
          <text:list-item>
            <text:p text:style-name="P25">Capture a villain</text:p>
          </text:list-item>
          <text:list-item>
            <text:p text:style-name="P25">Complete a story arc</text:p>
          </text:list-item>
          <text:list-item>
            <text:p text:style-name="P25">Engage in combat</text:p>
          </text:list-item>
          <text:list-item>
            <text:p text:style-name="P25">Interact with the public</text:p>
            <text:list>
              <text:list-item>
                <text:p text:style-name="P25">Give an interview</text:p>
              </text:list-item>
              <text:list-item>
                <text:p text:style-name="P25">Sign an autograph</text:p>
              </text:list-item>
              <text:list-item>
                <text:p text:style-name="P25">Affect a rescue</text:p>
              </text:list-item>
            </text:list>
          </text:list-item>
          <text:list-item>
            <text:p text:style-name="P25">Investigate a crime</text:p>
          </text:list-item>
          <text:list-item>
            <text:p text:style-name="P25">Learn a secret of the campaign</text:p>
          </text:list-item>
          <text:list-item>
            <text:p text:style-name="P25">Learn an important piece of lore</text:p>
          </text:list-item>
        </text:list>
        <text:p text:style-name="P1">Personal Awards</text:p>
        <text:list text:style-name="WWNum2">
          <text:list-item>
            <text:p text:style-name="P26">Complete a personal arc/goal</text:p>
          </text:list-item>
          <text:list-item>
            <text:p text:style-name="P31"><text:span text:style-name="T3">Su</text:span><text:span text:style-name="T2">ffer from one of your weaknesses</text:span></text:p>
          </text:list-item>
        </text:list>
        <text:p text:style-name="P6"/>
        <text:p text:style-name="P18">Hero Tiers</text:p>
        <text:p text:style-name="P6"><text:span text:style-name="T4">Every three-level increment (including character creation) is considered a </text:span><text:span text:style-name="T7">Hero Tier</text:span><text:span text:style-name="T4">.</text:span></text:p>
        <text:p text:style-name="P6"/>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20">Levels</text:p>
            </table:table-cell>
            <table:table-cell table:style-name="Table1.B1" office:value-type="string">
              <text:p text:style-name="P20">Tier</text:p>
            </table:table-cell>
            <table:table-cell table:style-name="Table1.B1" office:value-type="string">
              <text:p text:style-name="P11">Dmg</text:p>
            </table:table-cell>
            <table:table-cell table:style-name="Table1.B1" office:value-type="string">
              <text:p text:style-name="P11">Armor</text:p>
            </table:table-cell>
            <table:table-cell table:style-name="Table1.B1" office:value-type="string">
              <text:p text:style-name="P12">Cmb</text:p>
            </table:table-cell>
            <table:table-cell table:style-name="Table1.A1" office:value-type="string">
              <text:p text:style-name="P12">Res</text:p>
            </table:table-cell>
          </table:table-row>
          <table:table-row table:style-name="Table1.1">
            <table:table-cell table:style-name="Table1.A1" office:value-type="string">
              <text:p text:style-name="P8">1-2</text:p>
            </table:table-cell>
            <table:table-cell table:style-name="Table1.B1" office:value-type="string">
              <text:p text:style-name="P8">Trainee</text:p>
            </table:table-cell>
            <table:table-cell table:style-name="Table1.B1" office:value-type="string">
              <text:p text:style-name="P8"/>
            </table:table-cell>
            <table:table-cell table:style-name="Table1.B1" office:value-type="string">
              <text:p text:style-name="P8"/>
            </table:table-cell>
            <table:table-cell table:style-name="Table1.B1" office:value-type="string">
              <text:p text:style-name="P8"/>
            </table:table-cell>
            <table:table-cell table:style-name="Table1.A1" office:value-type="string">
              <text:p text:style-name="P8"/>
            </table:table-cell>
          </table:table-row>
          <table:table-row table:style-name="Table1.1">
            <table:table-cell table:style-name="Table1.A1" office:value-type="string">
              <text:p text:style-name="P8">3-5</text:p>
            </table:table-cell>
            <table:table-cell table:style-name="Table1.B1" office:value-type="string">
              <text:p text:style-name="P8">Rookie</text:p>
            </table:table-cell>
            <table:table-cell table:style-name="Table1.B1" office:value-type="string">
              <text:p text:style-name="P9"/>
            </table:table-cell>
            <table:table-cell table:style-name="Table1.B1" office:value-type="string">
              <text:p text:style-name="P9"/>
            </table:table-cell>
            <table:table-cell table:style-name="Table1.B1" office:value-type="string">
              <text:p text:style-name="P9">x1</text:p>
            </table:table-cell>
            <table:table-cell table:style-name="Table1.A1" office:value-type="string">
              <text:p text:style-name="P10"/>
            </table:table-cell>
          </table:table-row>
          <table:table-row table:style-name="Table1.1">
            <table:table-cell table:style-name="Table1.A1" office:value-type="string">
              <text:p text:style-name="P8">6-8</text:p>
            </table:table-cell>
            <table:table-cell table:style-name="Table1.B1" office:value-type="string">
              <text:p text:style-name="P8">Journeyman</text:p>
            </table:table-cell>
            <table:table-cell table:style-name="Table1.B1" office:value-type="string">
              <text:p text:style-name="P10">x1</text:p>
            </table:table-cell>
            <table:table-cell table:style-name="Table1.B1" office:value-type="string">
              <text:p text:style-name="P9">X1</text:p>
            </table:table-cell>
            <table:table-cell table:style-name="Table1.B1" office:value-type="string">
              <text:p text:style-name="P9"/>
            </table:table-cell>
            <table:table-cell table:style-name="Table1.A1" office:value-type="string">
              <text:p text:style-name="P10">x1</text:p>
            </table:table-cell>
          </table:table-row>
          <table:table-row table:style-name="Table1.1">
            <table:table-cell table:style-name="Table1.A1" office:value-type="string">
              <text:p text:style-name="P8">9-11</text:p>
            </table:table-cell>
            <table:table-cell table:style-name="Table1.B1" office:value-type="string">
              <text:p text:style-name="P8">Veteran</text:p>
            </table:table-cell>
            <table:table-cell table:style-name="Table1.B1" office:value-type="string">
              <text:p text:style-name="P9"/>
            </table:table-cell>
            <table:table-cell table:style-name="Table1.B1" office:value-type="string">
              <text:p text:style-name="P9">+Stack</text:p>
            </table:table-cell>
            <table:table-cell table:style-name="Table1.B1" office:value-type="string">
              <text:p text:style-name="P9">x2</text:p>
            </table:table-cell>
            <table:table-cell table:style-name="Table1.A1" office:value-type="string">
              <text:p text:style-name="P9"/>
            </table:table-cell>
          </table:table-row>
          <table:table-row table:style-name="Table1.1">
            <table:table-cell table:style-name="Table1.A1" office:value-type="string">
              <text:p text:style-name="P8">12-14</text:p>
            </table:table-cell>
            <table:table-cell table:style-name="Table1.B1" office:value-type="string">
              <text:p text:style-name="P8">Seasoned</text:p>
            </table:table-cell>
            <table:table-cell table:style-name="Table1.B1" office:value-type="string">
              <text:p text:style-name="P9">x2</text:p>
            </table:table-cell>
            <table:table-cell table:style-name="Table1.B1" office:value-type="string">
              <text:p text:style-name="P9">x2</text:p>
            </table:table-cell>
            <table:table-cell table:style-name="Table1.B1" office:value-type="string">
              <text:p text:style-name="P9"/>
            </table:table-cell>
            <table:table-cell table:style-name="Table1.A1" office:value-type="string">
              <text:p text:style-name="P10">x2</text:p>
            </table:table-cell>
          </table:table-row>
          <table:table-row table:style-name="Table1.1">
            <table:table-cell table:style-name="Table1.A1" office:value-type="string">
              <text:p text:style-name="P8">15-17</text:p>
            </table:table-cell>
            <table:table-cell table:style-name="Table1.B1" office:value-type="string">
              <text:p text:style-name="P8">Elite</text:p>
            </table:table-cell>
            <table:table-cell table:style-name="Table1.B1" office:value-type="string">
              <text:p text:style-name="P9"/>
            </table:table-cell>
            <table:table-cell table:style-name="Table1.B1" office:value-type="string">
              <text:p text:style-name="P8"/>
            </table:table-cell>
            <table:table-cell table:style-name="Table1.B1" office:value-type="string">
              <text:p text:style-name="P9">x3</text:p>
            </table:table-cell>
            <table:table-cell table:style-name="Table1.A1" office:value-type="string">
              <text:p text:style-name="P9"/>
            </table:table-cell>
          </table:table-row>
          <table:table-row table:style-name="Table1.1">
            <table:table-cell table:style-name="Table1.A1" office:value-type="string">
              <text:p text:style-name="P8">18+</text:p>
            </table:table-cell>
            <table:table-cell table:style-name="Table1.B1" office:value-type="string">
              <text:p text:style-name="P8">Legend</text:p>
            </table:table-cell>
            <table:table-cell table:style-name="Table1.B1" office:value-type="string">
              <text:p text:style-name="P9">x3</text:p>
            </table:table-cell>
            <table:table-cell table:style-name="Table1.B1" office:value-type="string">
              <text:p text:style-name="P9">x3</text:p>
            </table:table-cell>
            <table:table-cell table:style-name="Table1.B1" office:value-type="string">
              <text:p text:style-name="P9"/>
            </table:table-cell>
            <table:table-cell table:style-name="Table1.A1" office:value-type="string">
              <text:p text:style-name="P10">x3</text:p>
            </table:table-cell>
          </table:table-row>
        </table:table>
        <text:p text:style-name="P22"><text:s/></text:p>
        <text:p text:style-name="P6"><text:span text:style-name="T5">H</text:span><text:span text:style-name="T4">ero tiers have an effect mainly on the speed at which powers can be enhanced. You can generally assume that heroes and villains in the same tier have similar levels of enhancement on their powers, and thus have damage and armor numbers that are within a similar range. Heroes of a higher tier than their opponents will have more damage dice, more armor, and higher combat skills than those they are fighting.</text:span></text:p>
        <text:p text:style-name="P23">Damage, Armor and Resistance powers can be enhanced at the Journeyman tier, and every 2 tiers thereafter. Powers that increase your combat skills, including accuracy enhancements can be enhanced at the Rookie tier, and every 2 tiers beyond that.</text:p>
        <text:p text:style-name="P23">In addition, the limit on armor stacking increases from 2 to 3 powers once you reach Veteran tier.</text:p>
        <text:p text:style-name="P19">Leveling Up</text:p>
        <text:p text:style-name="P4"><text:span text:style-name="T2">Once you earn 10xp, you gain a level. Each time you gain a level, you </text:span><text:span text:style-name="T6">gain the following benefits:</text:span></text:p>
        <text:list xml:id="list125646740922459" text:continue-list="list420755030" text:style-name="WWNum1">
          <text:list-item>
            <text:p text:style-name="P27">20 Power Points</text:p>
          </text:list-item>
          <text:list-item>
            <text:p text:style-name="P27">2 Hit Points</text:p>
          </text:list-item>
          <text:list-item>
            <text:p text:style-name="P29">1 Stat Increase</text:p>
          </text:list-item>
          <text:list-item>
            <text:p text:style-name="P28">Other leveling bonuses based on the campaign <text:span text:style-name="T8">setting</text:span></text:p>
          </text:list-item>
        </text:list>
        <text:p text:style-name="P17">Spending Your Power Points</text:p>
        <text:p text:style-name="P15">When you level, if you get power points to spend. You can either spend these to get a new power, or to buy enhancements to existing powers. Any points you do not spend are saved until your next level up.</text:p>
        <text:p text:style-name="P24">Enhancement Rules</text:p>
        <text:p text:style-name="P16">Power enhancements have a few rules regarding their purchase. Generally, these rules are meant to encourage you to purchase a diverse set of <text:soft-page-break/>enhancements, and limit the speed at which certain aspects of your powers increase.</text:p>
        <text:list text:style-name="WWNum3">
          <text:list-item>
            <text:p text:style-name="P30">Each enhancement has a maximum number of times it can be purchased on a given power. This limit is listed with the enhancement in the power list.</text:p>
          </text:list-item>
          <text:list-item>
            <text:p text:style-name="P30">A single power can be enhanced once each level up.</text:p>
          </text:list-item>
          <text:list-item>
            <text:p text:style-name="P30">You can only enhance a single power a maximum of six times.</text:p>
          </text:list-item>
          <text:list-item>
            <text:p text:style-name="P30">Multiple instances of a single enhancement can only be purchased once each hero tier. For example, if you have a power that can have its accuracy enhanced three times. You can purchase one of those enhancements at character creation, once again at level 3, and finally at level 6.</text:p>
          </text:list-item>
          <text:list-item>
            <text:p text:style-name="P32"><text:span text:style-name="T6">Armor, Damage, Resistance and Combat Skill</text:span><text:span text:style-name="T2"> enhancements are locked to a certain tier and cannot be purchased until you have reached that tier. </text:span><text:span text:style-name="T6">See the Hero Tier chart for details.</text:span></text:p>
          </text:list-item>
        </text:list>
        <text:p text:style-name="P3"/>
        <text:p text:style-name="P13"/>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badi" svg:font-family="Abadi" style:font-family-generic="roman" style:font-pitch="variable"/>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swiss" style:font-pitch="variable"/>
    <style:font-face style:name="Microsoft YaHei" svg:font-family="'Microsoft YaHei'" style:font-family-generic="system" style:font-pitch="variable"/>
    <style:font-face style:name="Morpheus" svg:font-family="Morpheus" style:font-family-generic="roman" style:font-pitch="variable"/>
    <style:font-face style:name="Morpheus1" svg:font-family="Morpheus" style:font-family-generic="swiss" style:font-pitch="variable"/>
    <style:font-face style:name="Morpheus2" svg:font-family="Morpheus" style:font-family-generic="system" style:font-pitch="variable"/>
    <style:font-face style:name="OpenSymbol" svg:font-family="OpenSymbol" style:font-charset="x-symbol"/>
    <style:font-face style:name="OpenSymbol1" svg:font-family="OpenSymbol" style:font-family-generic="system" style:font-pitch="variable"/>
    <style:font-face style:name="OpenSymbol2" svg:font-family="OpenSymbol" style:font-adornments="Regular" style:font-pitch="variable" style:font-charset="x-symbol"/>
    <style:font-face style:name="SimSun" svg:font-family="SimSun" style:font-family-generic="system" style:font-pitch="variable"/>
    <style:font-face style:name="Symbol" svg:font-family="Symbol" style:font-adornments="Regular" style:font-family-generic="roman" style:font-pitch="variable" style:font-charset="x-symbol"/>
    <style:font-face style:name="Tahoma" svg:font-family="Tahoma" style:font-family-generic="system" style:font-pitch="variable"/>
    <style:font-face style:name="Wingdings" svg:font-family="Wingdings" style:font-adornments="Regular"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en" fo:country="US" style:letter-kerning="false" style:font-name-asian="Calibri2"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Calibri2"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ing_20_3" style:display-name="Heading 3" style:family="paragraph" style:parent-style-name="Standard_20__28_user_29_" style:next-style-name="Standard_20__28_user_29_" loext:linked-style-name="Heading_20_3_20_Char" style:default-outline-level="3" style:list-style-name="" style:class="text">
      <style:paragraph-properties fo:margin-top="0.1665in" fo:margin-bottom="0.0835in" style:contextual-spacing="false" fo:keep-with-next="always"/>
      <style:text-properties style:font-name="Morpheus1" fo:font-family="Morpheus" style:font-family-generic="swiss" style:font-pitch="variable" fo:font-size="14pt" fo:font-weight="bold" style:font-name-asian="Morpheus2" style:font-family-asian="Morpheus"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Standard_20__28_user_29_" style:display-name="Standard (user)" style:family="paragraph">
      <style:paragraph-properties fo:margin-top="0in" fo:margin-bottom="0.111in" style:contextual-spacing="false" fo:line-height="105%" fo:text-align="start" style:justify-single-word="false" fo:orphans="2" fo:widows="2" fo:hyphenation-ladder-count="no-limit" style:vertical-align="baseline" style:writing-mode="lr-tb"/>
      <style:text-properties style:font-name="Calibri" fo:font-family="Calibri" style:font-family-generic="roman" style:font-pitch="variable" style:letter-kerning="true" style:font-name-asian="SimSun" style:font-family-asian="SimSun" style:font-family-generic-asian="system" style:font-pitch-asian="variable" style:font-name-complex="Tahoma" style:font-family-complex="Tahoma" style:font-family-generic-complex="system" style:font-pitch-complex="variable" fo:hyphenate="false" fo:hyphenation-remain-char-count="2" fo:hyphenation-push-char-count="2" loext:hyphenation-no-caps="false" loext:hyphenation-no-last-word="false" loext:hyphenation-word-char-count="5" loext:hyphenation-zone="no-limit"/>
    </style:style>
    <style:style style:name="Table_20_Contents" style:display-name="Table Contents" style:family="paragraph" style:parent-style-name="Standard_20__28_user_29_" style:class="extra">
      <style:paragraph-properties fo:margin-top="0in" fo:margin-bottom="0in" style:contextual-spacing="false" fo:line-height="104%" text:number-lines="false" text:line-number="0"/>
    </style:style>
    <style:style style:name="List_20_Paragraph" style:display-name="List Paragraph" style:family="paragraph" style:parent-style-name="Standard">
      <style:paragraph-properties fo:margin-left="0.5in" fo:margin-right="0in" fo:margin-top="0in" fo:margin-bottom="0.111in" style:contextual-spacing="true" fo:text-indent="0in" style:auto-text-indent="false"/>
      <style:text-properties style:font-name-asian="Calibri2" style:font-family-asian="Calibri" style:font-family-generic-asian="system" style:font-pitch-asian="variable" style:language-asian="ja" style:country-asian="JP"/>
    </style:style>
    <style:style style:name="Default_20_Paragraph_20_Font" style:display-name="Default Paragraph Font" style:family="text"/>
    <style:style style:name="Heading_20_3_20_Char" style:display-name="Heading 3 Char" style:family="text" style:parent-style-name="Default_20_Paragraph_20_Font" loext:linked-style-name="Heading_20_3">
      <style:text-properties style:font-name="Morpheus" fo:font-family="Morpheus" style:font-family-generic="roman" style:font-pitch="variable" fo:font-size="14pt" fo:font-weight="bold" style:letter-kerning="true" style:font-name-asian="Morpheus2" style:font-family-asian="Morpheus"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ListLabel_20_1" style:display-name="ListLabel 1" style:family="text">
      <style:text-properties fo:font-size="7pt" style:font-size-asian="6.09999990463257pt" style:font-size-complex="7pt"/>
    </style:style>
    <style:style style:name="ListLabel_20_2" style:display-name="ListLabel 2" style:family="text">
      <style:text-properties fo:font-size="7pt" style:font-size-asian="6.09999990463257pt" style:font-name-complex="Courier New" style:font-family-complex="'Courier New'" style:font-family-generic-complex="system" style:font-pitch-complex="variable" style:font-size-complex="7pt"/>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1" style:display-name="ListLabel 1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2" style:display-name="ListLabel 1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3" style:display-name="ListLabel 1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4" style:display-name="ListLabel 1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5" style:display-name="ListLabel 1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6" style:display-name="ListLabel 1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7" style:display-name="ListLabel 1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8" style:display-name="ListLabel 1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9" style:display-name="ListLabel 1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0" style:display-name="ListLabel 2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1" style:display-name="ListLabel 2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2" style:display-name="ListLabel 2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3" style:display-name="ListLabel 2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4" style:display-name="ListLabel 2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5" style:display-name="ListLabel 2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6" style:display-name="ListLabel 2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7" style:display-name="ListLabel 2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8" style:display-name="ListLabel 2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9" style:display-name="ListLabel 2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0" style:display-name="ListLabel 3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1" style:display-name="ListLabel 3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2" style:display-name="ListLabel 3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3" style:display-name="ListLabel 3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4" style:display-name="ListLabel 3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5" style:display-name="ListLabel 3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6" style:display-name="ListLabel 3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7" style:display-name="ListLabel 3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8" style:display-name="ListLabel 3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9" style:display-name="ListLabel 3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0" style:display-name="ListLabel 4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1" style:display-name="ListLabel 4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2" style:display-name="ListLabel 4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3" style:display-name="ListLabel 4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4" style:display-name="ListLabel 4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5" style:display-name="ListLabel 4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6" style:display-name="ListLabel 46" style:family="text"/>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ListLabel_20_64" style:display-name="ListLabel 64" style:family="text"/>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style style:name="ListLabel_20_73" style:display-name="ListLabel 73" style:family="text"/>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ListLabel_20_29" loext:num-list-format="◦" style:num-suffix="◦"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429in"/>
        </style:list-level-properties>
        <style:text-properties style:font-name="OpenSymbol2"/>
      </text:list-level-style-bullet>
      <text:list-level-style-bullet text:level="2" text:style-name="ListLabel_20_38" loext:num-list-format="◦" style:num-suffix="◦" text:bullet-char="◦">
        <style:list-level-properties text:list-level-position-and-space-mode="label-alignment">
          <style:list-level-label-alignment text:label-followed-by="listtab" fo:text-indent="-0.25in" fo:margin-left="0.7929in"/>
        </style:list-level-properties>
        <style:text-properties style:font-name="OpenSymbol2"/>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0429in"/>
        </style:list-level-properties>
        <style:text-properties style:font-name="OpenSymbol2"/>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1.2929in"/>
        </style:list-level-properties>
        <style:text-properties style:font-name="OpenSymbol2"/>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0.25in" fo:margin-left="1.5429in"/>
        </style:list-level-properties>
        <style:text-properties style:font-name="OpenSymbol2"/>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1.7929in"/>
        </style:list-level-properties>
        <style:text-properties style:font-name="OpenSymbol2"/>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2.0429in"/>
        </style:list-level-properties>
        <style:text-properties style:font-name="OpenSymbol2"/>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0.25in" fo:margin-left="2.2929in"/>
        </style:list-level-properties>
        <style:text-properties style:font-name="OpenSymbol2"/>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2.5429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Chris Magoun</meta:initial-creator>
    <meta:editing-cycles>33</meta:editing-cycles>
    <meta:creation-date>2022-06-07T13:44:00</meta:creation-date>
    <dc:date>2022-11-26T12:56:45.574000000</dc:date>
    <meta:editing-duration>PT3H57M26S</meta:editing-duration>
    <meta:generator>LibreOffice/7.4.2.3$Windows_X86_64 LibreOffice_project/382eef1f22670f7f4118c8c2dd222ec7ad009daf</meta:generator>
    <meta:document-statistic meta:table-count="1" meta:image-count="0" meta:object-count="0" meta:page-count="2" meta:paragraph-count="74" meta:word-count="653" meta:character-count="3630" meta:non-whitespace-character-count="3070"/>
    <meta:user-defined meta:name="AppVersion">16.0000</meta:user-defined>
    <meta:template xlink:type="simple" xlink:actuate="onRequest" xlink:title="Normal.dotm" xlink:href=""/>
  </office:meta>
</office:document-meta>
</file>